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88cm" fo:min-width="2.554cm"/>
    </style:style>
    <style:style style:name="gr3" style:family="graphic" style:parent-style-name="standard">
      <style:graphic-properties draw:textarea-horizontal-align="justify" draw:textarea-vertical-align="middle" draw:auto-grow-height="false" fo:min-height="4.635cm" fo:min-width="3.818cm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79cm" fo:min-width="2.548cm"/>
    </style:style>
    <style:style style:name="gr6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1.188cm" fo:min-width="2.554cm"/>
    </style:style>
    <style:style style:name="gr7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4.635cm" fo:min-width="3.818cm"/>
    </style:style>
    <style:style style:name="gr8" style:family="graphic" style:parent-style-name="standard">
      <style:graphic-properties draw:stroke="dash" draw:stroke-dash="Ultrafine_20_2_20_Dots_20_3_20_Dashes" draw:marker-start="Circle" draw:marker-start-width="0.3cm" draw:marker-end="Arrow" draw:marker-end-width="0.3cm" draw:opacity="50%" draw:textarea-vertical-align="middle"/>
    </style:style>
    <style:style style:name="gr9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1.079cm" fo:min-width="2.548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14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style:shrink-to-fit="false" fo:min-height="2.963cm" fo:min-width="7.977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1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1.773cm" fo:min-width="12.709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>
      <style:graphic-properties draw:textarea-horizontal-align="justify" draw:textarea-vertical-align="middle" draw:auto-grow-height="false" fo:min-height="7.685cm" fo:min-width="3.818cm"/>
    </style:style>
    <style:style style:name="gr20" style:family="graphic" style:parent-style-name="standard">
      <style:graphic-properties draw:textarea-horizontal-align="justify" draw:textarea-vertical-align="middle" draw:auto-grow-height="false" fo:min-height="7.72cm" fo:min-width="3.818cm"/>
    </style:style>
    <style:style style:name="gr21" style:family="graphic" style:parent-style-name="standard">
      <style:graphic-properties draw:fill-color="#00a65d" draw:textarea-horizontal-align="justify" draw:textarea-vertical-align="middle" draw:auto-grow-height="false" fo:min-height="0.386cm" fo:min-width="1.946cm"/>
    </style:style>
    <style:style style:name="gr2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b8ff" draw:textarea-horizontal-align="center" draw:textarea-vertical-align="middle" draw:auto-grow-height="false" draw:fit-to-size="false" style:shrink-to-fit="false" fo:min-height="1.693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notes">
      <style:graphic-properties draw:fill-color="#ffffff" fo:min-height="13.364cm"/>
    </style:style>
    <style:style style:name="pr5" style:family="presentation" style:parent-style-name="Blue_5f_Curve1-title">
      <style:graphic-properties draw:auto-grow-height="true" fo:min-height="1.771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opacity="5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36pt" style:font-size-asian="20pt" style:font-size-complex="20p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loext:graphic-properties draw:fill="solid" draw:fill-color="#cccc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00a65d"/>
      <style:paragraph-properties fo:text-align="center"/>
    </style:style>
    <style:style style:name="P14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style:text-position="super 58%"/>
    </style:style>
    <style:style style:name="T3" style:family="text">
      <style:text-properties fo:font-size="18pt"/>
    </style:style>
    <style:style style:name="T4" style:family="text">
      <style:text-properties fo:font-size="36pt" style:font-size-asian="20pt" style:font-size-complex="20pt"/>
    </style:style>
    <style:style style:name="T5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virtio-fpga-brid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><text:span text:style-name="T1"><text:s text:c="2"/></text:span><text:span text:style-name="T1">Qemu-HDL Cosim Concept of virtio-fpga-bridge</text:span></text:p>
          </draw:text-box>
        </draw:frame>
        <draw:g>
          <draw:custom-shape draw:style-name="gr2" draw:text-style-name="P3" draw:layer="layout" svg:width="4.318cm" svg:height="2.032cm" svg:x="6.188cm" svg:y="4.265cm">
            <text:p text:style-name="P3">1st x86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4.318cm" svg:height="4.885cm" svg:x="6.188cm" svg:y="7.315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6.188cm" svg:y="13.253cm">
            <text:p text:style-name="P3">2nd x86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8.347cm" svg:y1="6.297cm" svg:x2="8.347cm" svg:y2="7.315cm">
            <text:p/>
          </draw:line>
          <draw:line draw:style-name="gr4" draw:text-style-name="P3" draw:layer="layout" svg:x1="8.347cm" svg:y1="13.253cm" svg:x2="8.347cm" svg:y2="12.239cm">
            <text:p/>
          </draw:line>
          <draw:custom-shape draw:style-name="gr5" draw:text-style-name="P3" draw:layer="layout" svg:width="3.048cm" svg:height="1.329cm" svg:x="6.823cm" svg:y="7.315cm">
            <text:p text:style-name="P3">Virt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6.823cm" svg:y="10.871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4" draw:layer="layout" svg:width="4.318cm" svg:height="2.032cm" svg:x="14.732cm" svg:y="5.265cm">
            <text:p text:style-name="P3">1<text:span text:style-name="T2">st</text:span> VM</text:p>
            <text:p text:style-name="P3">in Qemu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4.318cm" svg:height="4.885cm" svg:x="14.732cm" svg:y="8.315cm">
            <text:p text:style-name="P3">HDL Si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4.318cm" svg:height="2.032cm" svg:x="14.732cm" svg:y="14.253cm">
            <text:p text:style-name="P3">2<text:span text:style-name="T2">nd</text:span> VM</text:p>
            <text:p text:style-name="P3">in Qemu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4" draw:layer="layout" svg:x1="16.891cm" svg:y1="7.297cm" svg:x2="16.891cm" svg:y2="8.315cm">
            <text:p/>
          </draw:line>
          <draw:line draw:style-name="gr8" draw:text-style-name="P4" draw:layer="layout" svg:x1="16.891cm" svg:y1="14.253cm" svg:x2="16.891cm" svg:y2="13.239cm">
            <text:p/>
          </draw:line>
          <draw:custom-shape draw:style-name="gr9" draw:text-style-name="P4" draw:layer="layout" svg:width="3.048cm" svg:height="1.329cm" svg:x="15.367cm" svg:y="8.315cm">
            <text:p text:style-name="P3">PCIe EP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3.048cm" svg:height="1.329cm" svg:x="15.367cm" svg:y="11.871cm">
            <text:p text:style-name="P3">PCIe EP</text:p>
            <draw:enhanced-geometry svg:viewBox="0 0 21600 21600" draw:type="rectangle" draw:enhanced-path="M 0 0 L 21600 0 21600 21600 0 21600 0 0 Z N"/>
          </draw:custom-shape>
        </draw:g>
        <draw:line draw:style-name="gr10" draw:text-style-name="P5" draw:layer="layout" svg:x1="8.382cm" svg:y1="4.265cm" svg:x2="16.764cm" svg:y2="5.265cm">
          <text:p/>
        </draw:line>
        <draw:line draw:style-name="gr10" draw:text-style-name="P5" draw:layer="layout" svg:x1="8.336cm" svg:y1="6.297cm" svg:x2="16.891cm" svg:y2="7.297cm">
          <text:p/>
        </draw:line>
        <draw:line draw:style-name="gr10" draw:text-style-name="P5" draw:layer="layout" svg:x1="8.409cm" svg:y1="13.253cm" svg:x2="16.891cm" svg:y2="14.253cm">
          <text:p/>
        </draw:line>
        <draw:line draw:style-name="gr10" draw:text-style-name="P5" draw:layer="layout" svg:x1="8.328cm" svg:y1="15.285cm" svg:x2="16.51cm" svg:y2="16.285cm">
          <text:p/>
        </draw:line>
        <draw:frame draw:style-name="gr11" draw:text-style-name="P6" draw:layer="layout" svg:width="4.826cm" svg:height="1.216cm" svg:x="5.934cm" svg:y="16.056cm">
          <draw:text-box>
            <text:p><text:span text:style-name="T3">Real world HW</text:span></text:p>
          </draw:text-box>
        </draw:frame>
        <draw:frame draw:style-name="gr12" draw:text-style-name="P6" draw:layer="layout" svg:width="5.334cm" svg:height="1.673cm" svg:x="14.478cm" svg:y="17.01cm">
          <draw:text-box>
            <text:p><text:span text:style-name="T3">Emulated on P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8" draw:layer="layout" svg:width="25.199cm" svg:height="1.771cm" svg:x="1.4cm" svg:y="0.836cm" presentation:class="title" presentation:user-transformed="true">
          <draw:text-box>
            <text:p><text:span text:style-name="T4">Exploring the Topology for FPGA-Bridging</text:span></text:p>
          </draw:text-box>
        </draw:frame>
        <draw:g>
          <draw:g>
            <draw:custom-shape draw:style-name="gr13" draw:text-style-name="P3" draw:layer="layout" svg:width="2.032cm" svg:height="2.032cm" draw:transform="rotate (0.9848892969004) translate (5.262cm 8.58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0.9848892969004) translate (7.522cm 10.693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0.9848892969004) translate (9.917cm 11.67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7.516cm" svg:y1="8.86cm" svg:x2="8.364cm" svg:y2="9.423cm">
              <text:p/>
            </draw:line>
            <draw:line draw:style-name="gr4" draw:text-style-name="P3" draw:layer="layout" svg:x1="10.479cm" svg:y1="10.827cm" svg:x2="9.634cm" svg:y2="10.266cm">
              <text:p/>
            </draw:line>
          </draw:g>
          <draw:g>
            <draw:custom-shape draw:style-name="gr13" draw:text-style-name="P3" draw:layer="layout" svg:width="2.032cm" svg:height="2.032cm" draw:transform="rotate (-0.907571211037051) translate (15.875cm 6.52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-0.907571211037051) translate (13.158cm 8.001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-0.907571211037051) translate (11.471cm 9.965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4.899cm" svg:y1="8.575cm" svg:x2="14.097cm" svg:y2="9.202cm">
              <text:p/>
            </draw:line>
            <draw:line draw:style-name="gr4" draw:text-style-name="P3" draw:layer="layout" svg:x1="12.097cm" svg:y1="10.764cm" svg:x2="12.896cm" svg:y2="10.14cm">
              <text:p/>
            </draw:line>
          </draw:g>
          <draw:g>
            <draw:custom-shape draw:style-name="gr13" draw:text-style-name="P3" draw:layer="layout" svg:width="2.032cm" svg:height="2.032cm" svg:x="10.268cm" svg:y="4.764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svg:x="9.76cm" svg:y="7.814cm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svg:x="10.268cm" svg:y="10.352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1.284cm" svg:y1="6.796cm" svg:x2="11.284cm" svg:y2="7.814cm">
              <text:p/>
            </draw:line>
            <draw:line draw:style-name="gr4" draw:text-style-name="P3" draw:layer="layout" svg:x1="11.284cm" svg:y1="10.352cm" svg:x2="11.284cm" svg:y2="9.338cm">
              <text:p/>
            </draw:line>
          </draw:g>
        </draw:g>
        <draw:g>
          <draw:custom-shape draw:style-name="gr13" draw:text-style-name="P3" draw:layer="layout" svg:width="2.032cm" svg:height="2.032cm" svg:x="2.01cm" svg:y="4.764cm">
            <text:p text:style-name="P3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3.048cm" svg:height="1.524cm" svg:x="1.502cm" svg:y="7.814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2.032cm" svg:height="2.032cm" svg:x="2.01cm" svg:y="10.352cm">
            <text:p text:style-name="P3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3.026cm" svg:y1="6.796cm" svg:x2="3.026cm" svg:y2="7.814cm">
            <text:p/>
          </draw:line>
          <draw:line draw:style-name="gr4" draw:text-style-name="P3" draw:layer="layout" svg:x1="3.026cm" svg:y1="10.352cm" svg:x2="3.026cm" svg:y2="9.338cm">
            <text:p/>
          </draw:line>
        </draw:g>
        <draw:g>
          <draw:g>
            <draw:custom-shape draw:style-name="gr13" draw:text-style-name="P3" draw:layer="layout" svg:width="2.032cm" svg:height="2.032cm" draw:transform="rotate (-0.831823921500498) translate (22.35cm 4.46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-0.831823921500498) translate (19.754cm 6.143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-0.831823921500498) translate (18.22cm 8.228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1.533cm" svg:y1="6.584cm" svg:x2="20.781cm" svg:y2="7.27cm">
              <text:p/>
            </draw:line>
            <draw:line draw:style-name="gr4" draw:text-style-name="P3" draw:layer="layout" svg:x1="18.905cm" svg:y1="8.979cm" svg:x2="19.655cm" svg:y2="8.296cm">
              <text:p/>
            </draw:line>
          </draw:g>
          <draw:g>
            <draw:custom-shape draw:style-name="gr13" draw:text-style-name="P3" draw:layer="layout" svg:width="2.032cm" svg:height="2.032cm" draw:transform="rotate (0.844739357965255) translate (20.846cm 5.98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0.844739357965256) translate (22.79cm 8.388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0.844739357965255) translate (25.025cm 9.693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3.04cm" svg:y1="6.573cm" svg:x2="23.801cm" svg:y2="7.249cm">
              <text:p/>
            </draw:line>
            <draw:line draw:style-name="gr4" draw:text-style-name="P3" draw:layer="layout" svg:x1="25.699cm" svg:y1="8.933cm" svg:x2="24.941cm" svg:y2="8.26cm">
              <text:p/>
            </draw:line>
          </draw:g>
          <draw:g>
            <draw:custom-shape draw:style-name="gr13" draw:text-style-name="P3" draw:layer="layout" svg:width="2.032cm" svg:height="2.032cm" svg:x="21.29cm" svg:y="4.872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svg:x="20.782cm" svg:y="7.922cm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svg:x="21.29cm" svg:y="10.46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2.306cm" svg:y1="6.904cm" svg:x2="22.306cm" svg:y2="7.922cm">
              <text:p/>
            </draw:line>
            <draw:line draw:style-name="gr4" draw:text-style-name="P3" draw:layer="layout" svg:x1="22.306cm" svg:y1="10.46cm" svg:x2="22.306cm" svg:y2="9.446cm">
              <text:p/>
            </draw:line>
          </draw:g>
        </draw:g>
        <draw:frame draw:style-name="gr12" draw:text-style-name="P9" draw:layer="layout" svg:width="5.334cm" svg:height="1.673cm" svg:x="0.359cm" svg:y="13.2cm">
          <draw:text-box>
            <text:p text:style-name="P3">This work,</text:p>
            <text:p>virtio-fpga-bridge</text:p>
          </draw:text-box>
        </draw:frame>
        <draw:frame draw:style-name="gr15" draw:text-style-name="P9" draw:layer="layout" svg:width="5.697cm" svg:height="1.024cm" svg:x="8.735cm" svg:y="13.2cm">
          <draw:text-box>
            <text:p>Alibaba’s BM-Hive</text:p>
          </draw:text-box>
        </draw:frame>
        <draw:frame draw:style-name="gr16" draw:text-style-name="P9" draw:layer="layout" svg:width="4.318cm" svg:height="1.016cm" svg:x="20.147cm" svg:y="13.2cm">
          <draw:text-box>
            <text:p>What’s this?</text:p>
          </draw:text-box>
        </draw:frame>
        <draw:custom-shape draw:style-name="gr17" draw:text-style-name="P11" draw:layer="layout" svg:width="8.476cm" svg:height="3.222cm" svg:x="1.938cm" svg:y="14.812cm">
          <text:p text:style-name="P10"><text:span text:style-name="T5">Can x86 be replaced by RISC-V?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18" draw:text-style-name="P12" draw:layer="layout" svg:width="13.208cm" svg:height="2.032cm" svg:x="12.954cm" svg:y="15.494cm">
          <text:p text:style-name="P10"><text:span text:style-name="T6">Can Virtio-PCI be replaced by Virtio-MMIO?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SoC FPGA Alternative</text:p>
          </draw:text-box>
        </draw:frame>
        <draw:g>
          <draw:custom-shape draw:style-name="gr19" draw:text-style-name="P3" draw:layer="layout" svg:width="4.318cm" svg:height="7.935cm" svg:x="19.648cm" svg:y="4.22cm">
            <text:p text:style-name="P3"/>
            <text:p text:style-name="P3"/>
            <text:p text:style-name="P3"/>
            <text:p text:style-name="P3"/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19.648cm" svg:y="4.22cm">
            <text:p text:style-name="P3">ARM/RISC-V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4.318cm" svg:height="2.032cm" svg:x="19.648cm" svg:y="13.208cm">
            <text:p text:style-name="P3">x86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807cm" svg:y1="6.252cm" svg:x2="21.807cm" svg:y2="7.27cm">
            <text:p/>
          </draw:line>
          <draw:line draw:style-name="gr4" draw:text-style-name="P3" draw:layer="layout" svg:x1="21.807cm" svg:y1="13.208cm" svg:x2="21.807cm" svg:y2="12.194cm">
            <text:p/>
          </draw:line>
          <draw:custom-shape draw:style-name="gr5" draw:text-style-name="P3" draw:layer="layout" svg:width="3.048cm" svg:height="1.329cm" svg:x="20.283cm" svg:y="7.27cm">
            <text:p text:style-name="P3">Virtio-MM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20.283cm" svg:y="10.826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4.318cm" svg:height="2.032cm" svg:x="11.612cm" svg:y="4.22cm">
            <text:p text:style-name="P3">1st x86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4.318cm" svg:height="4.885cm" svg:x="11.612cm" svg:y="7.27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11.612cm" svg:y="13.208cm">
            <text:p text:style-name="P3">2nd x86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3.771cm" svg:y1="6.252cm" svg:x2="13.771cm" svg:y2="7.27cm">
            <text:p/>
          </draw:line>
          <draw:line draw:style-name="gr4" draw:text-style-name="P3" draw:layer="layout" svg:x1="13.771cm" svg:y1="13.208cm" svg:x2="13.771cm" svg:y2="12.194cm">
            <text:p/>
          </draw:line>
          <draw:custom-shape draw:style-name="gr5" draw:text-style-name="P3" draw:layer="layout" svg:width="3.048cm" svg:height="1.329cm" svg:x="12.247cm" svg:y="7.27cm">
            <text:p text:style-name="P3">Virt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12.247cm" svg:y="10.826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4.318cm" svg:height="2.032cm" svg:x="3.572cm" svg:y="4.22cm">
            <text:p text:style-name="P3">x86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4.318cm" svg:height="7.97cm" svg:x="3.572cm" svg:y="7.27cm">
            <text:p text:style-name="P3">FPGA</text:p>
            <text:p text:style-name="P3"/>
            <text:p text:style-name="P3"/>
            <text:p text:style-name="P3"/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3.572cm" svg:y="13.208cm">
            <text:p text:style-name="P3">ARM/RISC-V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5.731cm" svg:y1="6.252cm" svg:x2="5.731cm" svg:y2="7.27cm">
            <text:p/>
          </draw:line>
          <draw:line draw:style-name="gr4" draw:text-style-name="P3" draw:layer="layout" svg:x1="5.731cm" svg:y1="13.208cm" svg:x2="5.731cm" svg:y2="12.194cm">
            <text:p/>
          </draw:line>
          <draw:custom-shape draw:style-name="gr5" draw:text-style-name="P3" draw:layer="layout" svg:width="3.048cm" svg:height="1.329cm" svg:x="4.207cm" svg:y="7.27cm">
            <text:p text:style-name="P3">Virt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4.207cm" svg:y="10.826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3" draw:layer="layout" svg:width="2.794cm" svg:height="1.27cm" svg:x="8.42cm" svg:y="9.65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3" draw:layer="layout" svg:width="2.794cm" svg:height="1.27cm" svg:x="16.294cm" svg:y="9.65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4" draw:layer="layout" svg:width="10cm" svg:height="1.952cm" svg:x="8.796cm" svg:y="16.156cm">
          <text:p text:style-name="P10"><text:span text:style-name="T7">Go left, or go right?</text:span></text:p>
          <draw:enhanced-geometry svg:viewBox="0 0 21600 21600" draw:text-areas="0 0 21600 21600" draw:text-path="true" draw:text-path-mode="shape" draw:text-path-scale="path" draw:text-path-same-letter-heights="false" draw:type="fontwork-triangle-down" draw:modifiers="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4T10:41:13.152891034</meta:creation-date>
    <meta:editing-duration>PT2H21M30S</meta:editing-duration>
    <meta:editing-cycles>21</meta:editing-cycles>
    <meta:generator>LibreOffice/6.0.7.3$Linux_X86_64 LibreOffice_project/00m0$Build-3</meta:generator>
    <dc:title>Blue Curve</dc:title>
    <dc:date>2020-08-28T07:37:09.794857994</dc:date>
    <meta:document-statistic meta:object-count="145"/>
  </office:meta>
</office:document-meta>
</file>